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2d51"/>
    </style:style>
    <style:style style:name="P2" style:family="paragraph" style:parent-style-name="Standard">
      <style:text-properties fo:font-weight="bold" officeooo:paragraph-rsid="00192d51" style:font-weight-asian="bold" style:font-weight-complex="bold"/>
    </style:style>
    <style:style style:name="P3" style:family="paragraph" style:parent-style-name="Standard">
      <style:text-properties fo:font-weight="normal" officeooo:paragraph-rsid="00192d51" style:font-weight-asian="normal" style:font-weight-complex="normal"/>
    </style:style>
    <style:style style:name="T1" style:family="text">
      <style:text-properties officeooo:rsid="00192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teTimeUserPair</text:span></text:p>
      <text:p text:style-name="P1"><text:span text:style-name="T1">* Added DateTimeUserPair object that combines a DateTime timestamp with User's username to form information that some operation was performed at some point by some user.</text:span></text:p>
      <text:p text:style-name="P1"><text:span text:style-name="T1"/></text:p>
      <text:p text:style-name="P3"><text:span text:style-name="T1">* Changed saved and approved properties to utilize this.</text:span></text:p>
      <text:p text:style-name="P3"><text:span text:style-name="T1"/></text:p>
      <text:p text:style-name="P2"><text:span text:style-name="T1">Data</text:span></text:p>
      <text:p text:style-name="P1"><text:span text:style-name="T1">* Split uml_json_data_field to multiple graphs to better show the details.</text:span></text:p>
      <text:p text:style-name="P1"><text:span text:style-name="T1"/></text:p>
      <text:p text:style-name="P1"><text:span text:style-name="T1">* Changed ContainerDataField to have language dependent rows and translatable property on Field configuration tells if these should be used or not. If container is set to translatable=true then the translatable value of all fields inside that container is ignored since rows are already language specific. If the whole Container is not set to translatable=true then subfields can still be translated on field per field basis in which case the translated values are inside the actual ValueDataField as with top level fields.</text:span></text:p>
      <text:p text:style-name="P1"><text:span text:style-name="T1"/></text:p>
      <text:p text:style-name="P1"><text:span text:style-name="T1">* ReferenceContainers are currently not translatable.</text:span></text:p>
      <text:p text:style-name="P1"><text:span text:style-name="T1"/></text:p>
      <text:p text:style-name="P1"><text:span text:style-name="T1">* Made RowChanges in ContainerChange to be language specific and gave Change-class a changeIn parameter where the language where change happened for that field should be marked.</text:span></text:p>
      <text:p text:style-name="P1"><text:span text:style-name="T1"></text:span></text:p>
      <text:p text:style-name="P1"><text:span text:style-name="T1">* Renamed SavedDataField to ValueDataField to better fit with Container and ReferenceContainer naming scheme.</text:span></text:p>
      <text:p text:style-name="P1"><text:span text:style-name="T1"/></text:p>
      <text:p text:style-name="P1"><text:span text:style-name="T1">* Renamed SavedValue to ValueContainer to make the usage more clear</text:span></text:p>
      <text:p text:style-name="P1"><text:span text:style-name="T1"/></text:p>
      <text:p text:style-name="P1"><text:span text:style-name="T1">* Renamed SavedReference to ReferenceRow to fit better with DataRow as the other implementation of ContainerRow</text:span></text:p>
      <text:p text:style-name="P1"><text:span text:style-name="T1"></text:span></text:p>
      <text:p text:style-name="P1"><text:span text:style-name="T1">* Removed Value polymorphism since it added needles complexity and the result takes the same amount of space.</text:span></text:p>
      <text:p text:style-name="P1"><text:span text:style-name="T1"/></text:p>
      <text:p text:style-name="P1"><text:span text:style-name="T1">* Changed approved info to be language specific, one DateTimeUserPair object per language.</text:span></text:p>
      <text:p text:style-name="P1"><text:span text:style-name="T1"></text:span></text:p>
      <text:p text:style-name="P1"><text:span text:style-name="T1">* Changed polymorphism from "@class" to more easily understood "type" parameter.</text:span></text:p>
      <text:p text:style-name="P1"><text:span text:style-name="T1"/></text:p>
      <text:p text:style-name="P1"><text:span text:style-name="T1">* Types are always enumerators and defined in the uml. They are more human readable/writable.</text:span></text:p>
      <text:p text:style-name="P1"><text:span text:style-name="T1"/></text:p>
      <text:p text:style-name="P1"><text:span text:style-name="T1">* As before ContainerRow does not need a polymorphic type since it's always used only in strongly typed situations where either DataRow or ReferenceRow is used explicitly.</text:span></text:p>
      <text:p text:style-name="P1"><text:span text:style-name="T1"></text:span></text:p>
      <text:p text:style-name="P1"><text:span text:style-name="T1">* Moved save information from DataRow to ContainerRow (saved parameter). ReferenceRow also has this information. Reference can be saved as Value instead of ValueContainer.</text:span></text:p>
      <text:p text:style-name="P1"><text:span text:style-name="T1"></text:span></text:p>
      <text:p text:style-name="P1"><text:span text:style-name="T1">* TransferData has been changed to reflect these changes</text:span></text:p>
      <text:p text:style-name="P1"><text:span text:style-name="T1"></text:span></text:p>
      <text:p text:style-name="P2"><text:span text:style-name="T1">Configuration</text:span></text:p>
      <text:p text:style-name="P1"><text:span text:style-name="T1">* If CONTAINER type field is marked as translatable then all it's subfields (recursively) are forced to translatable=true state when configuration is inserted to database. This has to be so to allow fields to have values in other languages than DEFA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se Kulmala</meta:initial-creator>
    <meta:creation-date>2014-08-22T09:09:16</meta:creation-date>
    <meta:printed-by>Lasse Kulmala</meta:printed-by>
    <meta:print-date>2014-08-22T09:19:47</meta:print-date>
    <dc:date>2014-08-22T09:21:02</dc:date>
    <dc:creator>Lasse Kulmala</dc:creator>
    <meta:editing-duration>P0D</meta:editing-duration>
    <meta:editing-cycles>1</meta:editing-cycles>
    <meta:document-statistic meta:table-count="0" meta:image-count="0" meta:object-count="0" meta:page-count="1" meta:paragraph-count="26" meta:word-count="364" meta:character-count="2412" meta:non-whitespace-character-count="2052"/>
    <meta:generator>LibreOffice/4.0.2.2$Linux_X86_64 LibreOffice_project/400m0$Build-2</meta:generator>
  </office:meta>
</office:document-meta>
</file>